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top" draw:auto-grow-height="false" fo:min-height="4.545cm" fo:min-width="3.883cm"/>
    </style:style>
    <style:style style:name="gr2" style:family="graphic" style:parent-style-name="standard" style:list-style-name="L2">
      <style:graphic-properties draw:stroke="none" svg:stroke-color="#000000" draw:fill="none" draw:fill-color="#ffffff" fo:min-height="3.7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333366" draw:textarea-horizontal-align="center" draw:textarea-vertical-align="top" draw:auto-grow-height="false" fo:min-height="6.354cm" fo:min-width="5.723cm"/>
    </style:style>
    <style:style style:name="gr5" style:family="graphic" style:parent-style-name="standard" style:list-style-name="L4">
      <style:graphic-properties draw:textarea-horizontal-align="left" draw:textarea-vertical-align="top" draw:auto-grow-height="false" fo:min-height="3.688cm" fo:min-width="3.906cm" fo:padding-left="0.051cm" fo:padding-right="0.051cm" fo:wrap-option="wrap"/>
    </style:style>
    <style:style style:name="gr6" style:family="graphic" style:parent-style-name="standard">
      <style:graphic-properties draw:fill-color="#333366" draw:textarea-horizontal-align="center" draw:textarea-vertical-align="top" draw:auto-grow-height="false" fo:min-height="6.354cm" fo:min-width="5.85cm"/>
    </style:style>
    <style:style style:name="gr7" style:family="graphic" style:parent-style-name="standard">
      <style:graphic-properties draw:textarea-horizontal-align="left" draw:textarea-vertical-align="top" draw:auto-grow-height="false" fo:min-height="3.836cm" fo:min-width="3.888cm" fo:padding-left="0.102cm" fo:padding-right="0.102cm" fo:wrap-option="wrap"/>
    </style:style>
    <style:style style:name="gr8" style:family="graphic" style:parent-style-name="standard">
      <style:graphic-properties draw:fill-color="#333366" draw:textarea-horizontal-align="center" draw:textarea-vertical-align="top" draw:auto-grow-height="false" fo:min-height="6.354cm" fo:min-width="5.977cm"/>
    </style:style>
    <style:style style:name="gr9" style:family="graphic" style:parent-style-name="standard">
      <style:graphic-properties draw:textarea-horizontal-align="justify" draw:textarea-vertical-align="top" draw:auto-grow-height="false" fo:min-height="4.958cm" fo:min-width="3.888cm" fo:padding-left="0.102cm" fo:padding-right="0.102cm" fo:wrap-option="wrap"/>
    </style:style>
    <style:style style:name="gr10" style:family="graphic" style:parent-style-name="standard">
      <style:graphic-properties svg:stroke-width="0.051cm" svg:stroke-color="#336633" draw:marker-start-width="0.355cm" draw:marker-end-width="0.355cm" draw:fill="none" draw:textarea-horizontal-align="justify" draw:textarea-vertical-align="middle" draw:auto-grow-height="false" fo:min-height="17.861cm" fo:min-width="19.77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336633" draw:marker-start-width="0.355cm" draw:marker-end-width="0.355cm" draw:fill="none" draw:textarea-horizontal-align="justify" draw:textarea-vertical-align="middle" draw:auto-grow-height="false" fo:min-height="0.462cm" fo:min-width="6.562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568cm"/>
    </style:style>
    <style:style style:name="gr13" style:family="graphic" style:parent-style-name="standard">
      <style:graphic-properties draw:textarea-horizontal-align="justify" draw:textarea-vertical-align="top" draw:auto-grow-height="false" fo:min-height="4.302cm" fo:min-width="3.971cm" fo:padding-left="0.102cm" fo:padding-right="0.102cm" fo:wrap-option="wrap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svg:stroke-color="#579d1c" draw:marker-start="Arrow" draw:marker-start-width="0.203cm" draw:marker-end="Arrow" draw:marker-end-width="0.203cm" draw:fill="none" draw:textarea-vertical-align="middle"/>
    </style:style>
    <style:style style:name="gr17" style:family="graphic" style:parent-style-name="objectwithoutfill">
      <style:graphic-properties svg:stroke-color="#669966" draw:marker-start="Arrow" draw:marker-start-width="0.203cm"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2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33366"/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start" style:writing-mode="lr-tb">
        <style:tab-stops/>
      </style:paragraph-properties>
    </style:style>
    <style:style style:name="P9" style:family="paragraph">
      <style:paragraph-properties fo:text-align="start" style:writing-mode="lr-tb"/>
      <style:text-properties fo:font-size="10pt"/>
    </style:style>
    <style:style style:name="P10" style:family="paragraph">
      <loext:graphic-properties draw:fill-color="#333366"/>
      <style:paragraph-properties fo:text-align="start" style:writing-mode="lr-tb"/>
    </style:style>
    <style:style style:name="P11" style:family="paragraph">
      <style:paragraph-properties fo:text-align="start" style:writing-mode="lr-tb">
        <style:tab-stops/>
      </style:paragraph-properties>
      <style:text-properties fo:font-size="10pt"/>
    </style:style>
    <style:style style:name="P12" style:family="paragraph">
      <style:text-properties fo:font-size="11pt" style:font-size-asian="18pt" style:font-size-complex="18pt"/>
    </style:style>
    <style:style style:name="P13" style:family="paragraph">
      <loext:graphic-properties draw:fill="none" draw:fill-color="#ffffff"/>
      <style:text-properties fo:font-size="11pt" style:font-size-asian="18pt" style:font-size-complex="18pt"/>
    </style:style>
    <style:style style:name="P14" style:family="paragraph">
      <style:paragraph-properties fo:text-align="center"/>
      <style:text-properties fo:color="#669966" fo:font-size="10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color="#669966" fo:font-size="10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9pt"/>
    </style:style>
    <style:style style:name="T6" style:family="text">
      <style:text-properties fo:font-size="10pt"/>
    </style:style>
    <style:style style:name="T7" style:family="text">
      <style:text-properties fo:font-size="11pt" style:font-size-asian="18pt" style:font-size-complex="18pt"/>
    </style:style>
    <style:style style:name="T8" style:family="text">
      <style:text-properties fo:color="#669966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5.731cm" svg:height="4.794cm" svg:x="1.778cm" svg:y="0.889cm">
            <text:p text:style-name="P1"><text:span text:style-name="T1">docker-</text:span><text:span text:style-name="T2">compose</text:span><text:span text:style-name="T1">.yaml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frame draw:style-name="gr2" draw:text-style-name="P4" draw:layer="layout" svg:width="4.689cm" svg:height="3.966cm" svg:x="2.299cm" svg:y="1.892cm">
            <draw:text-box>
              <text:list text:style-name="L2">
                <text:list-item>
                  <text:p text:style-name="P3"><text:span text:style-name="T3">services</text:span></text:p>
                </text:list-item>
              </text:list>
              <text:list text:style-name="L3">
                <text:list-item>
                  <text:list>
                    <text:list-item>
                      <text:p text:style-name="P3"><text:span text:style-name="T3">rabbitmq</text:span></text:p>
                    </text:list-item>
                    <text:list-item>
                      <text:p text:style-name="P3"><text:span text:style-name="T3">flower</text:span></text:p>
                    </text:list-item>
                    <text:list-item>
                      <text:p text:style-name="P3"><text:span text:style-name="T3">ultima-thule-encoder</text:span></text:p>
                    </text:list-item>
                    <text:list-item>
                      <text:p text:style-name="P3"><text:span text:style-name="T3">celery-worker x3</text:span></text:p>
                    </text:list-item>
                  </text:list>
                </text:list-item>
              </text:list>
              <text:list text:style-name="L2">
                <text:list-header>
                  <text:p text:style-name="P3"><text:span text:style-name="T3"/></text:p>
                </text:list-header>
                <text:list-item>
                  <text:p text:style-name="P3"><text:span text:style-name="T3">networks</text:span></text:p>
                </text:list-item>
              </text:list>
              <text:list text:style-name="L3">
                <text:list-item>
                  <text:list>
                    <text:list-item>
                      <text:p text:style-name="P3"><text:span text:style-name="T3">ute_net</text:span></text:p>
                    </text:list-item>
                  </text:list>
                </text:list-item>
              </text:list>
            </draw:text-box>
          </draw:frame>
        </draw:g>
        <draw:connector draw:style-name="gr3" draw:text-style-name="P5" draw:layer="layout" draw:line-skew="-0.036cm" svg:x1="4.643cm" svg:y1="5.858cm" svg:x2="4.636cm" svg:y2="8.89cm" draw:start-shape="id1" draw:start-glue-point="2" draw:end-shape="id2" draw:end-glue-point="4" svg:d="M4643 5858v1480h-7v1552" svg:viewBox="0 0 8 3033">
          <text:p/>
        </draw:connector>
        <draw:connector draw:style-name="gr3" draw:text-style-name="P5" draw:layer="layout" draw:line-skew="-0.036cm" svg:x1="4.643cm" svg:y1="5.858cm" svg:x2="11.049cm" svg:y2="8.89cm" draw:start-shape="id1" draw:start-glue-point="2" draw:end-shape="id3" draw:end-glue-point="4" svg:d="M4643 5858v1480h6406v1552" svg:viewBox="0 0 6407 3033">
          <text:p/>
        </draw:connector>
        <draw:connector draw:style-name="gr3" draw:text-style-name="P5" draw:layer="layout" draw:line-skew="-0.278cm" svg:x1="4.643cm" svg:y1="5.858cm" svg:x2="17.463cm" svg:y2="8.89cm" draw:start-shape="id1" draw:start-glue-point="2" svg:d="M4643 5858v1488h12820v1544" svg:viewBox="0 0 12821 3033">
          <text:p/>
        </draw:connector>
        <draw:g>
          <draw:custom-shape draw:style-name="gr4" draw:text-style-name="P6" xml:id="id2" draw:id="id2" draw:layer="layout" svg:width="6.223cm" svg:height="6.604cm" svg:x="1.524cm" svg:y="8.89cm">
            <text:p text:style-name="P1"><text:span text:style-name="T4">Docker - Flow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9" draw:layer="layout" svg:width="6.096cm" svg:height="3.937cm" svg:x="1.524cm" svg:y="10.033cm">
            <text:list text:style-name="L4">
              <text:list-header>
                <text:p text:style-name="P7"><text:span text:style-name="T5">Entrypoint cmd:</text:span></text:p>
                <text:p text:style-name="P8"><text:span text:style-name="T5">$~: python flower</text:span></text:p>
                <text:p text:style-name="P8"><text:span text:style-name="T5"/></text:p>
              </text:list-header>
              <text:list-item>
                <text:p text:style-name="P8"><text:span text:style-name="T5">web GUI on port 5555</text:span></text:p>
              </text:list-item>
              <text:list-item>
                <text:p text:style-name="P8"><text:span text:style-name="T5">connects to rabbitmq on </text:span><text:span text:style-name="T5">ports 5672, 15672</text:span></text:p>
              </text:list-item>
              <text:list-item>
                <text:p text:style-name="P8"><text:span text:style-name="T5">monitors celery queue(s) </text:span><text:span text:style-name="T5">via rabbitmq</text:span></text:p>
              </text:list-item>
              <text:list-item>
                <text:p text:style-name="P8"><text:span text:style-name="T5">receives rabbitmq ip from </text:span><text:span text:style-name="T5">docker-compose</text:span></text:p>
              </text:list-item>
            </text:list>
            <text:p text:style-name="P1"><text:span text:style-name="T6"/>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g>
          <draw:custom-shape draw:style-name="gr6" draw:text-style-name="P10" xml:id="id3" draw:id="id3" draw:layer="layout" svg:width="6.35cm" svg:height="6.604cm" svg:x="7.874cm" svg:y="8.89cm">
            <text:p text:style-name="P7"><text:span text:style-name="T4">Docker - RabbitMQ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text-style-name="P11" draw:layer="layout" svg:width="6.223cm" svg:height="4.085cm" svg:x="7.938cm" svg:y="10.012cm">
            <text:p text:style-name="P8"><text:span text:style-name="T5">Entrypoint cmd:</text:span></text:p>
            <text:p text:style-name="P1"><text:span text:style-name="T5">$~: rabbitmq_configure.sh</text:span></text:p>
            <text:p text:style-name="P8"><text:span text:style-name="T5"/></text:p>
            <text:list text:style-name="L4">
              <text:list-item>
                <text:p text:style-name="P8"><text:span text:style-name="T5">manages messages </text:span><text:span text:style-name="T5">between UTE image and </text:span><text:span text:style-name="T5">celery workers</text:span></text:p>
              </text:list-item>
              <text:list-item>
                <text:p text:style-name="P8"><text:span text:style-name="T5">image built automatically </text:span><text:span text:style-name="T5">if doesn’t exist</text:span></text:p>
              </text:list-item>
              <text:list-item>
                <text:p text:style-name="P8"><text:span text:style-name="T5">service on port 5672</text:span></text:p>
              </text:list-item>
              <text:list-item>
                <text:p text:style-name="P8"><text:span text:style-name="T5">api mgmt on port 15672</text:span></text:p>
              </text:list-item>
            </text:list>
            <text:p text:style-name="P1"><text:span text:style-name="T6"/>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g>
          <draw:custom-shape draw:style-name="gr8" draw:text-style-name="P10" xml:id="id7" draw:id="id7" draw:layer="layout" svg:width="6.477cm" svg:height="6.604cm" svg:x="14.351cm" svg:y="8.89cm">
            <text:p text:style-name="P7"><text:span text:style-name="T4">Docker - UT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1" draw:layer="layout" svg:width="6.223cm" svg:height="5.207cm" svg:x="14.478cm" svg:y="10.033cm">
            <text:p text:style-name="P8"><text:span text:style-name="T5">Entrypoint cmd:</text:span></text:p>
            <text:p text:style-name="P7"><text:span text:style-name="T5">$~: python3 start_ute.py</text:span></text:p>
            <text:p text:style-name="P8"><text:span text:style-name="T5"/></text:p>
            <text:list text:style-name="L4">
              <text:list-item>
                <text:p text:style-name="P8"><text:span text:style-name="T5">script to take user input, </text:span><text:span text:style-name="T5">create ffmpeg jobs for </text:span><text:span text:style-name="T5">celery clients, and send </text:span><text:span text:style-name="T5">tasking to RabbitMQ</text:span></text:p>
              </text:list-item>
              <text:list-item>
                <text:p text:style-name="P8"><text:span text:style-name="T5">image built automatically </text:span><text:span text:style-name="T5">if doesn’t exist</text:span></text:p>
              </text:list-item>
              <text:list-item>
                <text:p text:style-name="P8"><text:span text:style-name="T5">polls target folder(s) for </text:span><text:span text:style-name="T5">new work or config </text:span><text:span text:style-name="T5">changes</text:span></text:p>
              </text:list-item>
              <text:list-item>
                <text:p text:style-name="P8"><text:span text:style-name="T5">tracks celery worker </text:span><text:span text:style-name="T5">status</text:span></text:p>
              </text:list-item>
            </text:list>
            <text:p text:style-name="P1"><text:span text:style-name="T6"/>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custom-shape draw:style-name="gr10" draw:text-style-name="P5" draw:layer="layout" svg:width="20.32cm" svg:height="18.161cm" svg:x="0.635cm" svg:y="8.1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112cm" svg:height="0.762cm" svg:x="7.366cm" svg:y="25.527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477cm" svg:height="0.818cm" svg:x="7.747cm" svg:y="25.527cm">
          <draw:text-box>
            <text:p text:style-name="P12"><text:span text:style-name="T7">Docker-compose defined ‘ute_net’</text:span></text:p>
          </draw:text-box>
        </draw:frame>
        <draw:g xml:id="id8" draw:id="id8">
          <draw:custom-shape draw:style-name="gr8" draw:text-style-name="P10" xml:id="id4" draw:id="id4" draw:layer="layout" svg:width="6.477cm" svg:height="6.604cm" svg:x="1.143cm" svg:y="17.272cm">
            <text:p text:style-name="P7"><text:span text:style-name="T4">Docker – Celery </text:span><text:span text:style-name="T4">Worke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" draw:text-style-name="P11" draw:layer="layout" svg:width="6.35cm" svg:height="4.551cm" svg:x="1.207cm" svg:y="18.436cm">
            <text:p text:style-name="P8"><text:span text:style-name="T5">Entrypoint cmd:</text:span></text:p>
            <text:p text:style-name="P7"><text:span text:style-name="T5">$~: celery -A ute_dir worker</text:span></text:p>
            <text:p text:style-name="P8"><text:span text:style-name="T5"/></text:p>
            <text:list text:style-name="L4">
              <text:list-item>
                <text:p text:style-name="P8"><text:span text:style-name="T5">Receives and executes ffmpeg jobs </text:span><text:span text:style-name="T5">via RabbitMQ</text:span></text:p>
              </text:list-item>
              <text:list-item>
                <text:p text:style-name="P8"><text:span text:style-name="T5">image built automatically if doesn’t </text:span><text:span text:style-name="T5">exist</text:span></text:p>
              </text:list-item>
              <text:list-item>
                <text:p text:style-name="P8"><text:span text:style-name="T5">has ffmpeg, mediainfo, and x265</text:span></text:p>
              </text:list-item>
              <text:list-item>
                <text:p text:style-name="P8"><text:span text:style-name="T5">May be placed outside ute_net </text:span><text:span text:style-name="T5">such as a docker swarm</text:span></text:p>
              </text:list-item>
            </text:list>
            <text:p text:style-name="P1"><text:span text:style-name="T6"/></text:p>
  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  </draw:custom-shape>
        </draw:g>
        <draw:g xml:id="id9" draw:id="id9">
          <draw:custom-shape draw:style-name="gr8" draw:text-style-name="P10" xml:id="id5" draw:id="id5" draw:layer="layout" svg:width="6.477cm" svg:height="6.604cm" svg:x="7.747cm" svg:y="17.272cm">
            <text:p text:style-name="P7"><text:span text:style-name="T4">Docker – Celery </text:span><text:span text:style-name="T4">Worke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" draw:text-style-name="P11" draw:layer="layout" svg:width="6.35cm" svg:height="4.551cm" svg:x="7.811cm" svg:y="18.436cm">
            <text:p text:style-name="P8"><text:span text:style-name="T5">Entrypoint cmd:</text:span></text:p>
            <text:p text:style-name="P7"><text:span text:style-name="T5">$~: celery -A ute_dir worker</text:span></text:p>
            <text:p text:style-name="P8"><text:span text:style-name="T5"/></text:p>
            <text:list text:style-name="L4">
              <text:list-item>
                <text:p text:style-name="P8"><text:span text:style-name="T5">Receives and executes ffmpeg jobs </text:span><text:span text:style-name="T5">via RabbitMQ</text:span></text:p>
              </text:list-item>
              <text:list-item>
                <text:p text:style-name="P8"><text:span text:style-name="T5">image built automatically if doesn’t </text:span><text:span text:style-name="T5">exist</text:span></text:p>
              </text:list-item>
              <text:list-item>
                <text:p text:style-name="P8"><text:span text:style-name="T5">has ffmpeg, mediainfo, and x265</text:span></text:p>
              </text:list-item>
              <text:list-item>
                <text:p text:style-name="P8"><text:span text:style-name="T5">May be placed outside ute_net </text:span><text:span text:style-name="T5">such as a docker swarm</text:span></text:p>
              </text:list-item>
            </text:list>
            <text:p text:style-name="P1"><text:span text:style-name="T6"/></text:p>
  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  </draw:custom-shape>
        </draw:g>
        <draw:g xml:id="id10" draw:id="id10">
          <draw:custom-shape draw:style-name="gr8" draw:text-style-name="P10" xml:id="id6" draw:id="id6" draw:layer="layout" svg:width="6.477cm" svg:height="6.604cm" svg:x="14.351cm" svg:y="17.272cm">
            <text:p text:style-name="P7"><text:span text:style-name="T4">Docker – Celery </text:span><text:span text:style-name="T4">Worke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" draw:text-style-name="P11" draw:layer="layout" svg:width="6.35cm" svg:height="4.551cm" svg:x="14.415cm" svg:y="18.436cm">
            <text:p text:style-name="P8"><text:span text:style-name="T5">Entrypoint cmd:</text:span></text:p>
            <text:p text:style-name="P7"><text:span text:style-name="T5">$~: celery -A ute_dir worker</text:span></text:p>
            <text:p text:style-name="P8"><text:span text:style-name="T5"/></text:p>
            <text:list text:style-name="L4">
              <text:list-item>
                <text:p text:style-name="P8"><text:span text:style-name="T5">Receives and executes ffmpeg jobs via </text:span><text:span text:style-name="T5">RabbitMQ</text:span></text:p>
              </text:list-item>
              <text:list-item>
                <text:p text:style-name="P8"><text:span text:style-name="T5">image built automatically if doesn’t exist</text:span></text:p>
              </text:list-item>
              <text:list-item>
                <text:p text:style-name="P8"><text:span text:style-name="T5">has ffmpeg, mediainfo, and x265</text:span></text:p>
              </text:list-item>
              <text:list-item>
                <text:p text:style-name="P8"><text:span text:style-name="T5">May be placed outside ute_net such as a </text:span><text:span text:style-name="T5">docker swarm</text:span></text:p>
              </text:list-item>
            </text:list>
            <text:p text:style-name="P1"><text:span text:style-name="T6"/></text:p>
  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  </draw:custom-shape>
        </draw:g>
        <draw:connector draw:style-name="gr14" draw:text-style-name="P1" draw:layer="layout" draw:line-skew="0.253cm" svg:x1="4.382cm" svg:y1="17.272cm" svg:x2="11.049cm" svg:y2="15.494cm" draw:start-shape="id4" draw:start-glue-point="4" draw:end-shape="id3" draw:end-glue-point="6" svg:d="M4382 17272v-635h6667v-1143" svg:viewBox="0 0 6668 1779">
          <text:p/>
        </draw:connector>
        <draw:connector draw:style-name="gr14" draw:text-style-name="P1" draw:layer="layout" draw:line-skew="0.888cm" svg:x1="10.986cm" svg:y1="17.272cm" svg:x2="11.049cm" svg:y2="15.494cm" draw:start-shape="id5" draw:start-glue-point="4" draw:end-shape="id3" draw:end-glue-point="6" svg:d="M10986 17272h63v-1778" svg:viewBox="0 0 64 1779">
          <text:p/>
        </draw:connector>
        <draw:connector draw:style-name="gr15" draw:text-style-name="P1" draw:layer="layout" draw:line-skew="0.253cm" svg:x1="17.59cm" svg:y1="17.272cm" svg:x2="11.049cm" svg:y2="15.494cm" draw:start-shape="id6" draw:start-glue-point="4" draw:end-shape="id3" draw:end-glue-point="6" svg:d="M17590 17272v-635h-6541v-1143" svg:viewBox="0 0 6542 1779">
          <text:p/>
        </draw:connector>
        <draw:connector draw:style-name="gr16" draw:text-style-name="P15" draw:layer="layout" draw:type="curve" svg:x1="17.59cm" svg:y1="15.494cm" svg:x2="11.049cm" svg:y2="15.494cm" draw:start-shape="id7" draw:start-glue-point="6" draw:end-shape="id3" draw:end-glue-point="6" svg:d="M17590 15494c0 753-6541 753-6541 0" svg:viewBox="0 0 6542 566">
          <text:p text:style-name="P14"><text:span text:style-name="T8">Tasking and Results</text:span></text:p>
        </draw:connector>
        <draw:connector draw:style-name="gr17" draw:text-style-name="P15" draw:layer="layout" draw:type="curve" svg:x1="4.636cm" svg:y1="15.494cm" svg:x2="11.049cm" svg:y2="15.494cm" draw:start-shape="id2" draw:start-glue-point="6" draw:end-shape="id3" draw:end-glue-point="6" svg:d="M4636 15494c0 753 6413 753 6413 0" svg:viewBox="0 0 6414 566">
          <text:p text:style-name="P1"><text:span text:style-name="T8">Queue Status Polling</text:span></text:p>
        </draw:connector>
        <draw:connector draw:style-name="gr3" draw:text-style-name="P5" draw:layer="layout" draw:line-skew="0.248cm" svg:x1="1.778cm" svg:y1="3.373cm" svg:x2="4.381cm" svg:y2="23.876cm" draw:start-shape="id1" draw:start-glue-point="3" draw:end-shape="id8" draw:end-glue-point="2" svg:d="M1778 3373h-889v21005h3492v-502" svg:viewBox="0 0 3493 21006">
          <text:p/>
        </draw:connector>
        <draw:connector draw:style-name="gr3" draw:text-style-name="P5" draw:layer="layout" draw:line-skew="-0.387cm" svg:x1="1.778cm" svg:y1="3.373cm" svg:x2="10.985cm" svg:y2="23.876cm" draw:start-shape="id1" draw:start-glue-point="3" draw:end-shape="id9" draw:end-glue-point="2" svg:d="M1778 3373h-889v21005h10096v-502" svg:viewBox="0 0 10097 21006">
          <text:p/>
        </draw:connector>
        <draw:connector draw:style-name="gr3" draw:text-style-name="P5" draw:layer="layout" draw:line-skew="-0.387cm" svg:x1="1.778cm" svg:y1="3.373cm" svg:x2="17.589cm" svg:y2="23.876cm" draw:start-shape="id1" draw:start-glue-point="3" draw:end-shape="id10" draw:end-glue-point="2" svg:d="M1778 3373h-889v21005h16700v-502" svg:viewBox="0 0 16701 210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2T18:10:46.974276625</meta:creation-date>
    <meta:editing-duration>PT10M11S</meta:editing-duration>
    <meta:editing-cycles>3</meta:editing-cycles>
    <meta:generator>LibreOffice/5.2.7.2$Linux_X86_64 LibreOffice_project/20m0$Build-2</meta:generator>
    <dc:date>2019-01-02T19:02:43.122243700</dc:date>
    <meta:document-statistic meta:object-count="35"/>
  </office:meta>
</office:document-meta>
</file>